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457cm" draw:marker-end-width="0.457cm" draw:fill="solid" draw:fill-color="#ffffff" draw:textarea-horizontal-align="right" draw:textarea-vertical-align="botto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_20__28_var_29_" svg:stroke-width="0.051cm" svg:stroke-color="#0000ff" draw:marker-start-width="0.457cm" draw:marker-end-width="0.457cm" draw:fill="solid" draw:fill-color="#ffffff" fo:min-height="1.909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Fine_20_Dashed_20__28_var_29_" svg:stroke-width="0.051cm" svg:stroke-color="#008000" draw:marker-start-width="0.152cm" draw:marker-end-width="0.152cm" draw:fill="solid" draw:fill-color="#ffffff" fo:min-height="0.385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0000ff" draw:marker-start-width="0.457cm" draw:marker-end-width="0.457cm" draw:fill="solid" draw:fill-color="#ffffff" fo:min-height="2.642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draw:stroke-dash="Fine_20_Dashed_20__28_var_29_" svg:stroke-width="0.051cm" svg:stroke-color="#008000" draw:marker-start-width="0.152cm" draw:marker-end-width="0.152cm" draw:fill="solid" draw:fill-color="#ffffff" draw:textarea-horizontal-align="right" draw:textarea-vertical-align="botto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2cm" svg:stroke-color="#0000ff" draw:marker-start="Arrow" draw:marker-start-width="0.406cm" draw:marker-end="Arrow" draw:marker-end-width="0.406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55cm"/>
    </style:style>
    <style:style style:name="gr9" style:family="graphic" style:parent-style-name="objectwithoutfill">
      <style:graphic-properties svg:stroke-width="0.102cm" svg:stroke-color="#008000" draw:marker-start-width="0.61cm" draw:marker-end="Arrow" draw:marker-end-width="0.356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97cm"/>
    </style:style>
    <style:style style:name="gr11" style:family="graphic" style:parent-style-name="objectwithoutfill">
      <style:graphic-properties svg:stroke-width="0.102cm" svg:stroke-color="#ff0000" draw:marker-start="Arrow" draw:marker-start-width="0.406cm" draw:marker-end="Arrow" draw:marker-end-width="0.406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5.3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color="#008000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color="#ff0000"/>
    </style:style>
    <style:style style:name="P7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043cm" svg:height="4.191cm" svg:x="1cm" svg:y="7.35cm">
          <text:p text:style-name="P1"><text:span text:style-name="T1">vServer ( lc-soc-lc.at/owncloud )</text:span></text:p>
        </draw:rect>
        <draw:rect draw:style-name="gr1" draw:text-style-name="P2" draw:layer="layout" svg:width="6.731cm" svg:height="3.429cm" svg:x="9.255cm" svg:y="1.127cm">
          <text:p text:style-name="P1"><text:span text:style-name="T1">Charlie's Computer</text:span></text:p>
        </draw:rect>
        <draw:frame draw:style-name="gr2" draw:text-style-name="P3" xml:id="id2" draw:id="id2" draw:layer="layout" svg:width="3.937cm" svg:height="2.209cm" svg:x="11.922cm" svg:y="1.254cm">
          <draw:text-box>
            <text:p><text:span text:style-name="T2">User </text:span><text:span text:style-name="T3">charlie</text:span></text:p>
            <text:p><text:span text:style-name="T2">/apps/soma/</text:span><text:span text:style-name="T4">index.html</text:span></text:p>
            <text:p><text:span text:style-name="T2">/private/</text:span><text:span text:style-name="T4">user-config.js</text:span></text:p>
            <text:p><text:span text:style-name="T2">/public</text:span></text:p>
          </draw:text-box>
        </draw:frame>
        <draw:frame draw:style-name="gr3" draw:text-style-name="P3" xml:id="id3" draw:id="id3" draw:layer="layout" svg:width="2.413cm" svg:height="0.685cm" svg:x="9.382cm" svg:y="1.654cm">
          <draw:text-box>
            <text:p><text:span text:style-name="T3">C's Browser</text:span></text:p>
          </draw:text-box>
        </draw:frame>
        <draw:frame draw:style-name="gr4" draw:text-style-name="P3" xml:id="id1" draw:id="id1" draw:layer="layout" svg:width="5.334cm" svg:height="2.942cm" svg:x="8.747cm" svg:y="7.985cm">
          <draw:text-box>
            <text:p><text:span text:style-name="T2">User </text:span><text:span text:style-name="T3">admin</text:span></text:p>
            <text:p><text:span text:style-name="T2">/apps/soma/</text:span><text:span text:style-name="T4">index.html</text:span></text:p>
            <text:p><text:span text:style-name="T5">/admin-data/usr/alice/private/</text:span></text:p>
            <text:p><text:span text:style-name="T5">/admin-data/usr/bob/private/</text:span></text:p>
            <text:p><text:span text:style-name="T5">/admin-data/usr/charlie/private/</text:span></text:p>
            <text:p><text:span text:style-name="T2">/private/</text:span><text:span text:style-name="T4">user-config.js</text:span></text:p>
            <text:p><text:span text:style-name="T2">/public</text:span></text:p>
          </draw:text-box>
        </draw:frame>
        <draw:custom-shape draw:style-name="gr5" draw:text-style-name="P1" draw:layer="layout" svg:width="0.508cm" svg:height="0.508cm" svg:x="11.541cm" svg:y="1.7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" draw:text-style-name="P2" xml:id="id4" draw:id="id4" draw:layer="layout" svg:width="5.207cm" svg:height="1.524cm" svg:x="1.508cm" svg:y="8.747cm">
          <text:p text:style-name="P1"><text:span text:style-name="T1">Login Server (ELSA)</text:span></text:p>
        </draw:rect>
        <draw:connector draw:style-name="gr7" draw:text-style-name="P1" draw:layer="layout" draw:line-skew="0.236cm" svg:x1="14.081cm" svg:y1="9.456cm" svg:x2="15.859cm" svg:y2="2.358cm" draw:start-shape="id1" draw:start-glue-point="1" draw:end-shape="id2" draw:end-glue-point="1" svg:d="M14081 9456h2540v-7098h-762">
          <text:p/>
        </draw:connector>
        <draw:frame draw:style-name="gr8" draw:text-style-name="P4" draw:layer="layout" svg:width="8.05cm" svg:height="0.738cm" svg:x="8.444cm" svg:y="6.08cm">
          <draw:text-box>
            <text:p><text:span text:style-name="T6">ownCloud: File Distribution / Sharing</text:span></text:p>
          </draw:text-box>
        </draw:frame>
        <draw:connector draw:style-name="gr9" draw:text-style-name="P1" draw:layer="layout" draw:line-skew="2.251cm" svg:x1="10.588cm" svg:y1="2.339cm" svg:x2="4.111cm" svg:y2="8.747cm" draw:start-shape="id3" draw:start-glue-point="2" draw:end-shape="id4" draw:end-glue-point="0" svg:d="M10588 2339v5455h-6477v953">
          <text:p/>
        </draw:connector>
        <draw:rect draw:style-name="gr1" draw:text-style-name="P2" draw:layer="layout" svg:width="6.731cm" svg:height="3.429cm" svg:x="5.128cm" svg:y="2.461cm">
          <text:p text:style-name="P1"><text:span text:style-name="T1">Bob's Computer</text:span></text:p>
        </draw:rect>
        <draw:frame draw:style-name="gr3" draw:text-style-name="P3" xml:id="id5" draw:id="id5" draw:layer="layout" svg:width="2.413cm" svg:height="0.685cm" svg:x="5.255cm" svg:y="2.988cm">
          <draw:text-box>
            <text:p><text:span text:style-name="T3">B's Browser</text:span></text:p>
          </draw:text-box>
        </draw:frame>
        <draw:frame draw:style-name="gr2" draw:text-style-name="P3" xml:id="id8" draw:id="id8" draw:layer="layout" svg:width="3.937cm" svg:height="2.209cm" svg:x="7.795cm" svg:y="2.588cm">
          <draw:text-box>
            <text:p><text:span text:style-name="T2">User </text:span><text:span text:style-name="T3">bob</text:span></text:p>
            <text:p><text:span text:style-name="T2">/apps/soma/</text:span><text:span text:style-name="T4">index.html</text:span></text:p>
            <text:p><text:span text:style-name="T2">/private/</text:span><text:span text:style-name="T4">user-config.js</text:span></text:p>
            <text:p><text:span text:style-name="T2">/public</text:span></text:p>
          </draw:text-box>
        </draw:frame>
        <draw:custom-shape draw:style-name="gr5" draw:text-style-name="P1" draw:layer="layout" svg:width="0.508cm" svg:height="0.508cm" svg:x="7.35cm" svg:y="3.03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" draw:text-style-name="P1" draw:layer="layout" draw:line-skew="1.584cm" svg:x1="6.461cm" svg:y1="3.673cm" svg:x2="4.111cm" svg:y2="8.747cm" draw:start-shape="id5" draw:start-glue-point="2" draw:end-shape="id4" draw:end-glue-point="0" svg:d="M6461 3673v4121h-2350v953">
          <text:p/>
        </draw:connector>
        <draw:rect draw:style-name="gr1" draw:text-style-name="P2" draw:layer="layout" svg:width="6.731cm" svg:height="3.429cm" svg:x="1cm" svg:y="3.794cm">
          <text:p text:style-name="P1"><text:span text:style-name="T1">Alice's Computer</text:span></text:p>
        </draw:rect>
        <draw:frame draw:style-name="gr3" draw:text-style-name="P3" xml:id="id6" draw:id="id6" draw:layer="layout" svg:width="2.413cm" svg:height="0.685cm" svg:x="1.127cm" svg:y="4.321cm">
          <draw:text-box>
            <text:p><text:span text:style-name="T3">A's Browser</text:span></text:p>
          </draw:text-box>
        </draw:frame>
        <draw:frame draw:style-name="gr2" draw:text-style-name="P3" xml:id="id7" draw:id="id7" draw:layer="layout" svg:width="3.937cm" svg:height="2.209cm" svg:x="3.667cm" svg:y="3.921cm">
          <draw:text-box>
            <text:p><text:span text:style-name="T2">User </text:span><text:span text:style-name="T3">alice</text:span></text:p>
            <text:p><text:span text:style-name="T2">/apps/soma/</text:span><text:span text:style-name="T4">index.html</text:span></text:p>
            <text:p><text:span text:style-name="T2">/private/</text:span><text:span text:style-name="T4">user-config.js</text:span></text:p>
            <text:p><text:span text:style-name="T2">/public</text:span></text:p>
          </draw:text-box>
        </draw:frame>
        <draw:custom-shape draw:style-name="gr5" draw:text-style-name="P1" draw:layer="layout" svg:width="0.508cm" svg:height="0.508cm" svg:x="3.286cm" svg:y="4.4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" draw:text-style-name="P1" draw:layer="layout" draw:line-skew="0.918cm" svg:x1="2.333cm" svg:y1="5.006cm" svg:x2="4.111cm" svg:y2="8.747cm" draw:start-shape="id6" draw:start-glue-point="2" draw:end-shape="id4" draw:end-glue-point="0" svg:d="M2333 5006v2789h1778v952">
          <text:p/>
        </draw:connector>
        <draw:connector draw:style-name="gr9" draw:text-style-name="P1" draw:layer="layout" svg:x1="6.715cm" svg:y1="9.509cm" svg:x2="8.747cm" svg:y2="9.456cm" draw:start-shape="id4" draw:start-glue-point="1" draw:end-shape="id1" draw:end-glue-point="3" svg:d="M6715 9509h1016v-53h1016">
          <text:p/>
        </draw:connector>
        <draw:frame draw:style-name="gr10" draw:text-style-name="P5" draw:layer="layout" svg:width="7.733cm" svg:height="1.225cm" svg:x="1.127cm" svg:y="10.295cm">
          <draw:text-box>
            <text:p><text:span text:style-name="T7">ALPES/ELSA: Login Server updates</text:span></text:p>
            <text:p><text:span text:style-name="T7">private configuration data of users</text:span></text:p>
          </draw:text-box>
        </draw:frame>
        <draw:connector draw:style-name="gr7" draw:text-style-name="P1" draw:layer="layout" draw:line-skew="2.014cm" svg:x1="14.081cm" svg:y1="9.456cm" svg:x2="7.604cm" svg:y2="5.025cm" draw:start-shape="id1" draw:start-glue-point="1" draw:end-shape="id7" draw:end-glue-point="1" svg:d="M14081 9456h2540v-4431h-9017">
          <text:p/>
        </draw:connector>
        <draw:connector draw:style-name="gr7" draw:text-style-name="P1" draw:layer="layout" draw:line-skew="2.014cm" svg:x1="14.081cm" svg:y1="9.456cm" svg:x2="11.732cm" svg:y2="3.692cm" draw:start-shape="id1" draw:start-glue-point="1" draw:end-shape="id8" draw:end-glue-point="1" svg:d="M14081 9456h2540v-5764h-4889">
          <text:p/>
        </draw:connector>
        <draw:connector draw:style-name="gr11" draw:text-style-name="P1" draw:layer="layout" svg:x1="6.461cm" svg:y1="2.988cm" svg:x2="9.382cm" svg:y2="1.996cm" draw:start-shape="id5" draw:start-glue-point="0" draw:end-shape="id3" draw:end-glue-point="3" svg:d="M6461 2988v-992h2921">
          <text:p/>
        </draw:connector>
        <draw:connector draw:style-name="gr11" draw:text-style-name="P1" draw:layer="layout" svg:x1="2.333cm" svg:y1="4.321cm" svg:x2="9.382cm" svg:y2="1.996cm" draw:start-shape="id6" draw:start-glue-point="0" draw:end-shape="id3" draw:end-glue-point="3" svg:d="M2333 4321v-2325h7049">
          <text:p/>
        </draw:connector>
        <draw:frame draw:style-name="gr12" draw:text-style-name="P7" draw:layer="layout" svg:width="5.891cm" svg:height="0.738cm" svg:x="2.143cm" svg:y="1.151cm">
          <draw:text-box>
            <text:p text:style-name="P6"><text:span text:style-name="T8">WebRTC peer 2 pe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43cm" fo:page-height="12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4M9S</meta:editing-duration>
    <meta:editing-cycles>7</meta:editing-cycles>
    <meta:generator>OpenOffice/4.1.5$Win32 OpenOffice.org_project/415m1$Build-9789</meta:generator>
    <dc:date>2022-06-26T18:57:17.92</dc:date>
    <dc:creator>x </dc:creator>
    <meta:document-statistic meta:object-count="27"/>
  </office:meta>
</office:document-meta>
</file>